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cb7f" officeooo:paragraph-rsid="0019cb7f"/>
    </style:style>
    <style:style style:name="P2" style:family="paragraph" style:parent-style-name="Standard">
      <style:paragraph-properties fo:text-align="start" style:justify-single-word="false"/>
      <style:text-properties officeooo:rsid="0019cb7f" officeooo:paragraph-rsid="0019cb7f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9cb7f" officeooo:paragraph-rsid="0019cb7f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9cb7f" officeooo:paragraph-rsid="0019cb7f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odo List</text:p>
      <text:p text:style-name="P1"/>
      <text:list xml:id="list1699781700" text:style-name="L1">
        <text:list-item>
          <text:p text:style-name="P3">Train the model on MNIST and IMAGENET to get a benchmark</text:p>
        </text:list-item>
        <text:list-item>
          <text:p text:style-name="P3">Fix the data pipeline and train again</text:p>
        </text:list-item>
        <text:list-item>
          <text:p text:style-name="P3">Improve presentation</text:p>
        </text:list-item>
        <text:list-item>
          <text:p text:style-name="P3">Try different loss function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00:02:10.870139903</meta:creation-date>
    <dc:date>2019-09-23T02:42:44.901444210</dc:date>
    <meta:editing-duration>PT2H30M2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30" meta:character-count="153" meta:non-whitespace-character-count="132"/>
  </office:meta>
</office:document-meta>
</file>